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Standard">
      <style:text-properties style:font-name="Linux Libertine O" officeooo:rsid="0046225c" officeooo:paragraph-rsid="0046225c"/>
    </style:style>
    <style:style style:name="P4" style:family="paragraph" style:parent-style-name="Heading">
      <style:text-properties officeooo:paragraph-rsid="0046225c"/>
    </style:style>
    <style:style style:name="P5" style:family="paragraph" style:parent-style-name="Heading">
      <style:text-properties fo:color="#3465a4" loext:opacity="100%" style:font-name="Linux Libertine O" fo:font-size="14pt" fo:font-weight="bold" officeooo:paragraph-rsid="0046225c" style:font-name-asian="Noto Sans CJK SC Regular" style:font-size-asian="14pt" style:font-weight-asian="bold" style:font-name-complex="FreeSans1" style:font-size-complex="14pt" style:font-weight-complex="bold"/>
    </style:style>
    <style:style style:name="P6" style:family="paragraph" style:parent-style-name="Standard">
      <style:text-properties style:font-name="Linux Libertine O" officeooo:rsid="0046225c" officeooo:paragraph-rsid="0046225c"/>
    </style:style>
    <style:style style:name="P7" style:family="paragraph" style:parent-style-name="Heading_20_1">
      <style:text-properties fo:color="#004586" loext:opacity="100%" style:font-name="Linux Libertine O" fo:font-size="18.2000007629395pt" fo:font-weight="bold" officeooo:rsid="0046225c" officeooo:paragraph-rsid="0046225c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6225c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officeooo:rsid="0035cc64"/>
    </style:style>
    <style:style style:name="T4" style:family="text">
      <style:text-properties officeooo:rsid="0047280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incolnshire sausages (4 sausages; 3h)</text:h>
      <text:p text:style-name="P3">Amounts are approximate, adjust to taste.</text:p>
      <text:p text:style-name="P3"/>
      <text:p text:style-name="Heading"><text:span text:style-name="T1">For the </text:span><text:span text:style-name="T2">flavouring</text:span></text:p>
      <text:p text:style-name="P3"><text:span text:style-name="T3">2</text:span>50g 5% fat pork mince</text:p>
      <text:p text:style-name="P3"><text:span text:style-name="T4">2</text:span> tsp dried sage</text:p>
      <text:p text:style-name="P3">1 tsp salt</text:p>
      <text:p text:style-name="P3">½ tsp fresh-ground black pepper</text:p>
      <text:p text:style-name="P2"/>
      <text:p text:style-name="P1"/>
      <text:p text:style-name="P3">Put all the stuff into the mince and mix well. Refrigerate for 3 hours or overnight.</text:p>
      <text:p text:style-name="P5"/>
      <text:p text:style-name="P4"><text:span text:style-name="T1">For the </text:span><text:span text:style-name="T2">construction</text:span></text:p>
      <text:p text:style-name="P3"><text:span text:style-name="T4">4</text:span> tsp breadcrumbs</text:p>
      <text:p text:style-name="P3"/>
      <text:p text:style-name="P3"/>
      <text:p text:style-name="P3">Add the breadcrumbs into the meat and mix well. Ready to cook immediately.</text:p>
      <text:p text:style-name="P3"/>
      <text:p text:style-name="P3">Divide and roll into sausages, or else makes 20 meatball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5-04-14T18:10:46.750394334</dc:date>
    <meta:editing-duration>PT1H36M19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76" meta:character-count="429" meta:non-whitespace-character-count="365"/>
  </office:meta>
</office:document-meta>
</file>